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ho Gothic Pro Medium" svg:font-family="'Soho Gothic Pro Medium'" style:font-family-generic="swiss" style:font-pitch="variable"/>
    <style:font-face style:name="Soho Gothic Pro Medium1" svg:font-family="'Soho Gothic Pro Medium'" style:font-adornments="Regular" style:font-family-generic="swiss" style:font-pitch="variable"/>
  </office:font-face-decls>
  <office:automatic-styles>
    <style:style style:name="P1" style:family="paragraph" style:parent-style-name="Standard">
      <style:text-properties fo:font-weight="bold" officeooo:rsid="0014fb4d" officeooo:paragraph-rsid="0014fb4d" style:font-weight-asian="bold" style:font-weight-complex="bold"/>
    </style:style>
    <style:style style:name="P2" style:family="paragraph" style:parent-style-name="Standard">
      <style:text-properties fo:font-weight="normal" officeooo:rsid="0014fb4d" officeooo:paragraph-rsid="0014fb4d" style:font-weight-asian="normal" style:font-weight-complex="normal"/>
    </style:style>
    <style:style style:name="P3" style:family="paragraph" style:parent-style-name="Standard">
      <style:text-properties style:font-name="Soho Gothic Pro Medium1" fo:font-weight="normal" officeooo:rsid="001648cb" officeooo:paragraph-rsid="001648cb" style:font-weight-asian="normal" style:font-weight-complex="normal"/>
    </style:style>
    <style:style style:name="P4" style:family="paragraph" style:parent-style-name="Standard">
      <style:text-properties style:font-name="Soho Gothic Pro Medium1" fo:font-weight="bold" officeooo:rsid="001648cb" officeooo:paragraph-rsid="001648c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 pain questionnaire</text:p>
      <text:p text:style-name="P2">Are you generally worse when sitting for prolonged periods or upon rising from the</text:p>
      <text:p text:style-name="P2">sitting position?</text:p>
      <text:p text:style-name="P2"/>
      <text:p text:style-name="P2">Is your back pain aggravated by activities that involve prolonged bending or stooping as in bed-making, vacuuming, ironing, concreting, digging or gardening, and sometimes the symptoms can be even more severe the day after the activity?</text:p>
      <text:p text:style-name="P2"/>
      <text:p text:style-name="P2"><text:s/>Are you generally worse when getting up in the morning, but improve after about half an hour?</text:p>
      <text:p text:style-name="P2"/>
      <text:p text:style-name="P2">Are you generally worse when inactive and better when on the move?</text:p>
      <text:p text:style-name="P2"/>
      <text:p text:style-name="P2">Are you generally better when walking?</text:p>
      <text:p text:style-name="P2"/>
      <text:p text:style-name="P2">If you have pain in the buttocks or upper/lower leg, does it sometimes stop completely, even though you may still have back pain?</text:p>
      <text:p text:style-name="P2"/>
      <text:p text:style-name="P2"/>
      <text:p text:style-name="P1">Neck pain questionnaire</text:p>
      <text:p text:style-name="P2">How likely is it that my neck pain is mechanical?</text:p>
      <text:p text:style-name="P2"/>
      <text:p text:style-name="P2">Are you generally worse when sitting for prolonged periods or on rising from the <text:s/>sitting position?</text:p>
      <text:p text:style-name="P2"/>
      <text:p text:style-name="P2">Are you generally worse when inactive and better when on the move?</text:p>
      <text:p text:style-name="P2"/>
      <text:p text:style-name="P2">Do you sometimes experience pain across the shoulders or into the shoulder blades?</text:p>
      <text:p text:style-name="P2"/>
      <text:p text:style-name="P2">Do you sometimes experience pain down the arm and into the hand with symptoms like the feeling of “pins and needles” or numbness in the fingers?</text:p>
      <text:p text:style-name="P2"/>
      <text:p text:style-name="P2">If you have pain in between or around your shoulder blades, does it sometimes stop completely, even though you may still have pain in the neck?</text:p>
      <text:p text:style-name="P2"/>
      <text:p text:style-name="P2"/>
      <text:p text:style-name="P1">Headache questionnaire</text:p>
      <text:p text:style-name="P2">How likely is it that my headaches are coming from my neck (mechanical)?</text:p>
      <text:p text:style-name="P2"/>
      <text:p text:style-name="P2">1. <text:s text:c="9"/>Does your headache change location? For example, is it sometimes left sided and other times on the right, or sometimes at the front and other times more towards the back or side of your head?</text:p>
      <text:p text:style-name="P2"/>
      <text:p text:style-name="P2">2. <text:s text:c="6"/>Do you ever get neck pain or tightness?</text:p>
      <text:p text:style-name="P2"/>
      <text:p text:style-name="P2">3. <text:s text:c="6"/>Do you ever have any restriction in your neck movement?</text:p>
      <text:p text:style-name="P2"/>
      <text:p text:style-name="P2">4. <text:s text:c="6"/>Do you ever get neck pain, tightness or stiffness and a headache at the same time?</text:p>
      <text:p text:style-name="P2"/>
      <text:p text:style-name="P2">5. <text:s text:c="5"/>Does your headache ever come on if you haven’t moved your head and neck for a while eg sitting at a computer / watching tv / using your phone?</text:p>
      <text:p text:style-name="P2"/>
      <text:p text:style-name="P2">6. <text:s text:c="6"/>Does your headache ever feel better (even slightly decrease) when you move, stretch or massage your neck?</text:p>
      <text:p text:style-name="P2"><text:soft-page-break/></text:p>
      <text:p text:style-name="P3">Australian</text:p>
      <text:p text:style-name="P4">Physiotherapy</text:p>
      <text:p text:style-name="P3">Associ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ho Gothic Pro Medium" svg:font-family="'Soho Gothic Pro Medium'" style:font-family-generic="swiss" style:font-pitch="variable"/>
    <style:font-face style:name="Soho Gothic Pro Medium1" svg:font-family="'Soho Gothic Pro Medium'"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31T11:26:07.612000000</meta:creation-date>
    <dc:date>2024-12-31T16:13:25.162000000</dc:date>
    <meta:editing-duration>PT3H27M7S</meta:editing-duration>
    <meta:editing-cycles>2</meta:editing-cycles>
    <meta:generator>LibreOffice/7.2.1.2$Windows_X86_64 LibreOffice_project/87b77fad49947c1441b67c559c339af8f3517e22</meta:generator>
    <meta:document-statistic meta:table-count="0" meta:image-count="0" meta:object-count="0" meta:page-count="2" meta:paragraph-count="26" meta:word-count="358" meta:character-count="2089" meta:non-whitespace-character-count="1717"/>
  </office:meta>
</office:document-meta>
</file>